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93cm" draw:z-index="0"><draw:image xlink:href="../../odt/images/012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юфт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12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преобразование вектора входных сигналов посредством </text:span><text:span text:style-name="T3">единой</text:span><text:span text:style-name="T2"> нелинейной статической характеристики типа "</text:span><text:span text:style-name="T4">Люфт</text:span><text:span text:style-name="T2">" </text:span><text:span text:style-name="T3">при различных начальных условиях</text:span><text:span text:style-name="T2"> по следующему алгоритму:</text:span></text:p>
            <text:p text:style-name="P4"><draw:frame draw:style-name="fr2" draw:name="graphics1" text:anchor-type="as-char" svg:width="2.538cm" svg:height="2.223cm" draw:z-index="0"><draw:image xlink:href="../../odt/images/0124_static.png" xlink:type="simple" xlink:show="embed" xlink:actuate="onLoad"/></draw:frame></text:p>
            <text:p text:style-name="P4"><draw:frame draw:style-name="fr3" draw:name="Объект1" text:anchor-type="as-char" svg:width="13.43cm" svg:height="6.85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Text_20_body"><text:span text:style-name="T2">где</text:span><text:span text:style-name="T2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входных сигналов;</text:span><text:span text:style-name="T2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вектор </text:span><text:span text:style-name="T4">выходных</text:span><text:span text:style-name="T2"> сигналов, </text:span><text:span text:style-name="T2"><draw:frame draw:style-name="fr3" draw:name="Объект4" text:anchor-type="as-char" svg:width="0.796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– </text:span><text:span text:style-name="T4">предыдущий временной шаг интегрирования.</text:span></text:p>
            <text:p text:style-name="Text_20_body"><text:span text:style-name="T5">Свойства</text:span>:</text:p>
            <text:list xml:id="list7557294399441157234" text:style-name="L1">
              <text:list-item>
                <text:p text:style-name="P5">Половина ширины зоны зазора – <draw:frame draw:style-name="fr3" draw:name="Объект5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  </text:list-item>
              <text:list-item>
                <text:p text:style-name="P5">Коэффициент усиления –<draw:frame draw:style-name="fr3" draw:name="Объект6" text:anchor-type="as-char" svg:width="0.485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5"><text:span text:style-name="T7">Начальные условия – вектор начальных условий</text:span><text:span text:style-name="T7"><draw:frame draw:style-name="fr3" draw:name="Объект7" text:anchor-type="as-char" svg:width="1.169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5"><text:span text:style-name="T8">Нинжнее значение функции –</text:span><text:span text:style-name="T7"><draw:frame draw:style-name="fr3" draw:name="Объект8" text:anchor-type="as-char" svg:width="0.65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5"><text:span text:style-name="T8">Верхнее значение функции –</text:span><text:span text:style-name="T7"><draw:frame draw:style-name="fr3" draw:name="Объект9" text:anchor-type="as-char" svg:width="0.663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.</text:span></text:p>
              </text:list-item>
            </text:list>
            <text:p text:style-name="Text_20_body"><text:span text:style-name="T9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0">Мультиплексор</text:span><text:span text:style-name="T7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юфт</dc:title>
    <dc:date>2012-03-30T15:49:56.25</dc:date>
    <meta:generator>OpenOffice_Beta/4.1.0$Win32 OpenOffice.org_project/410m14$Build-9760</meta:generator>
    <meta:editing-duration>PT2H8M17S</meta:editing-duration>
    <meta:editing-cycles>69</meta:editing-cycles>
    <meta:document-statistic meta:table-count="1" meta:image-count="3" meta:object-count="9" meta:page-count="1" meta:paragraph-count="17" meta:word-count="95" meta:character-count="66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≥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n>.</mn>
                  </mrow>
                </mtd>
              </mtr>
            </mtable>
          </mrow>
        </mrow>
      </mrow>
    </mrow>
    <annotation encoding="StarMath 5.0">y(t) = left lbrace stack{
y_1, ~если~ x(t) ~&lt;=~ { {y_1} over {k} - b} ; #
y_2, ~если~ x(t) ~&gt;=~ { {y_2} over {k} + b} ; #
k cdot (x(t)-b), ~если~ { {y(t- %DELTA t)} over {k} + b} ~&lt;~ x(t) ~&lt;~ {{y_2} over {k} + b} ; #
k cdot (x(t)+b), ~если~ { {y_1} over {k} - b} ~&lt;~ x(t) ~&lt;~ { {y(t- %DELTA t)} over {k} - b} ; #
y(t- %DELTA t), ~ если ~ { {y(t- %DELTA t)} over {k} - b} ~ &lt;= ~ x(t) ~ &lt;= ~ { {y(t- %DELTA t)} over {k} + b} .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